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62.72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ResultadosARA(oficial)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1" table:default-cell-style-name="ce6"/>
        <table:table-column table:style-name="co8" table:default-cell-style-name="Default"/>
        <table:table-row table:style-name="ro1">
          <table:table-cell table:style-name="ce1" office:value-type="string" calcext:value-type="string">
            <text:p>Nome Instância</text:p>
          </table:table-cell>
          <table:table-cell table:style-name="ce1" office:value-type="string" calcext:value-type="string">
            <text:p>Epsisolon</text:p>
          </table:table-cell>
          <table:table-cell table:style-name="ce1" office:value-type="string" calcext:value-type="string">
            <text:p>NVA A*</text:p>
          </table:table-cell>
          <table:table-cell table:style-name="ce1" office:value-type="string" calcext:value-type="string">
            <text:p>Tempo médio A*</text:p>
          </table:table-cell>
          <table:table-cell table:style-name="ce1" office:value-type="string" calcext:value-type="string">
            <text:p>NVA ARA*</text:p>
          </table:table-cell>
          <table:table-cell table:style-name="ce1" office:value-type="string" calcext:value-type="string">
            <text:p>Tempo médio ARA*</text:p>
          </table:table-cell>
          <table:table-cell table:style-name="ce1" office:value-type="string" calcext:value-type="string">
            <text:p>Ganho de tempo com realção ao A*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USA-road-d.NY.gr</text:p>
          </table:table-cell>
          <table:table-cell office:value-type="string" calcext:value-type="string">
            <text:p>4.0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252" calcext:value-type="float">
            <text:p>252</text:p>
          </table:table-cell>
          <table:table-cell office:value-type="float" office:value="980000" calcext:value-type="float">
            <text:p>980000</text:p>
          </table:table-cell>
          <table:table-cell office:value-type="string" calcext:value-type="string">
            <text:p>2.700%</text:p>
          </table:table-cell>
          <table:table-cell table:formula="of:=[.D2]/[.F2]" office:value-type="percentage" office:value="27.4489795918367" calcext:value-type="percentage">
            <text:p>2744,90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3.5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257" calcext:value-type="float">
            <text:p>257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8.400%</text:p>
          </table:table-cell>
          <table:table-cell table:formula="of:=[.D3]/[.F3]" office:value-type="percentage" office:value="84.0625" calcext:value-type="percentage">
            <text:p>8406,25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3.0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265" calcext:value-type="float">
            <text:p>265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3.200%</text:p>
          </table:table-cell>
          <table:table-cell table:formula="of:=[.D4]/[.F4]" office:value-type="percentage" office:value="32.8048780487805" calcext:value-type="percentage">
            <text:p>3280,49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2.5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281" calcext:value-type="float">
            <text:p>281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3.200%</text:p>
          </table:table-cell>
          <table:table-cell table:formula="of:=[.D5]/[.F5]" office:value-type="percentage" office:value="32.0238095238095" calcext:value-type="percentage">
            <text:p>3202,38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2.0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296" calcext:value-type="float">
            <text:p>296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4.800%</text:p>
          </table:table-cell>
          <table:table-cell table:formula="of:=[.D6]/[.F6]" office:value-type="percentage" office:value="48.0357142857143" calcext:value-type="percentage">
            <text:p>4803,57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1.5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360" calcext:value-type="float">
            <text:p>360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2.800%</text:p>
          </table:table-cell>
          <table:table-cell table:formula="of:=[.D7]/[.F7]" office:value-type="percentage" office:value="28.6170212765957" calcext:value-type="percentage">
            <text:p>2861,70%</text:p>
          </table:table-cell>
          <table:table-cell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1.0</text:p>
          </table:table-cell>
          <table:table-cell office:value-type="float" office:value="29394" calcext:value-type="float">
            <text:p>29394</text:p>
          </table:table-cell>
          <table:table-cell office:value-type="float" office:value="26900000" calcext:value-type="float">
            <text:p>26900000</text:p>
          </table:table-cell>
          <table:table-cell office:value-type="float" office:value="4825" calcext:value-type="float">
            <text:p>4825</text:p>
          </table:table-cell>
          <table:table-cell office:value-type="float" office:value="3140000" calcext:value-type="float">
            <text:p>3140000</text:p>
          </table:table-cell>
          <table:table-cell office:value-type="string" calcext:value-type="string">
            <text:p>800%</text:p>
          </table:table-cell>
          <table:table-cell table:formula="of:=[.D8]/[.F8]" office:value-type="percentage" office:value="8.56687898089172" calcext:value-type="percentage">
            <text:p>856,69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USA-road-d.BAY.gr</text:p>
          </table:table-cell>
          <table:table-cell office:value-type="string" calcext:value-type="string">
            <text:p>4.0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39" calcext:value-type="float">
            <text:p>239</text:p>
          </table:table-cell>
          <table:table-cell office:value-type="float" office:value="1180000" calcext:value-type="float">
            <text:p>1180000</text:p>
          </table:table-cell>
          <table:table-cell office:value-type="string" calcext:value-type="string">
            <text:p>3.800%</text:p>
          </table:table-cell>
          <table:table-cell table:formula="of:=[.D9]/[.F9]" office:value-type="percentage" office:value="38.9661016949153" calcext:value-type="percentage">
            <text:p>3896,61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3.5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36" calcext:value-type="float">
            <text:p>236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5.700%</text:p>
          </table:table-cell>
          <table:table-cell table:formula="of:=[.D10]/[.F10]" office:value-type="percentage" office:value="57.475" calcext:value-type="percentage">
            <text:p>5747,50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3.0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24" calcext:value-type="float">
            <text:p>224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5.700%</text:p>
          </table:table-cell>
          <table:table-cell table:formula="of:=[.D11]/[.F11]" office:value-type="percentage" office:value="57.475" calcext:value-type="percentage">
            <text:p>5747,50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2.5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33" calcext:value-type="float">
            <text:p>233</text:p>
          </table:table-cell>
          <table:table-cell office:value-type="float" office:value="620000" calcext:value-type="float">
            <text:p>620000</text:p>
          </table:table-cell>
          <table:table-cell office:value-type="string" calcext:value-type="string">
            <text:p>7.400%</text:p>
          </table:table-cell>
          <table:table-cell table:formula="of:=[.D12]/[.F12]" office:value-type="percentage" office:value="74.1612903225806" calcext:value-type="percentage">
            <text:p>7416,13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2.0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52" calcext:value-type="float">
            <text:p>252</text:p>
          </table:table-cell>
          <table:table-cell office:value-type="float" office:value="1040000" calcext:value-type="float">
            <text:p>1040000</text:p>
          </table:table-cell>
          <table:table-cell office:value-type="string" calcext:value-type="string">
            <text:p>4.400%</text:p>
          </table:table-cell>
          <table:table-cell table:formula="of:=[.D13]/[.F13]" office:value-type="percentage" office:value="44.2115384615385" calcext:value-type="percentage">
            <text:p>4421,15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1.5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299" calcext:value-type="float">
            <text:p>299</text:p>
          </table:table-cell>
          <table:table-cell office:value-type="float" office:value="740000" calcext:value-type="float">
            <text:p>740000</text:p>
          </table:table-cell>
          <table:table-cell office:value-type="string" calcext:value-type="string">
            <text:p>6.200%</text:p>
          </table:table-cell>
          <table:table-cell table:formula="of:=[.D14]/[.F14]" office:value-type="percentage" office:value="62.1351351351351" calcext:value-type="percentage">
            <text:p>6213,51%</text:p>
          </table:table-cell>
          <table:table-cell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1.0</text:p>
          </table:table-cell>
          <table:table-cell office:value-type="float" office:value="43896" calcext:value-type="float">
            <text:p>43896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10867" calcext:value-type="float">
            <text:p>10867</text:p>
          </table:table-cell>
          <table:table-cell office:value-type="float" office:value="7920000" calcext:value-type="float">
            <text:p>7920000</text:p>
          </table:table-cell>
          <table:table-cell office:value-type="string" calcext:value-type="string">
            <text:p>500%</text:p>
          </table:table-cell>
          <table:table-cell table:formula="of:=[.D15]/[.F15]" office:value-type="percentage" office:value="5.80555555555556" calcext:value-type="percentage">
            <text:p>580,56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USA-road-d.COL.gr</text:p>
          </table:table-cell>
          <table:table-cell office:value-type="string" calcext:value-type="string">
            <text:p>4.0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99" calcext:value-type="float">
            <text:p>99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11.700%</text:p>
          </table:table-cell>
          <table:table-cell table:formula="of:=[.D16]/[.F16]" office:value-type="percentage" office:value="117.48275862069" calcext:value-type="percentage">
            <text:p>11748,28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3.5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93" calcext:value-type="float">
            <text:p>93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7.900%</text:p>
          </table:table-cell>
          <table:table-cell table:formula="of:=[.D17]/[.F17]" office:value-type="percentage" office:value="79.2325581395349" calcext:value-type="percentage">
            <text:p>7923,26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3.0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92" calcext:value-type="float">
            <text:p>92</text:p>
          </table:table-cell>
          <table:table-cell office:value-type="float" office:value="780000" calcext:value-type="float">
            <text:p>780000</text:p>
          </table:table-cell>
          <table:table-cell office:value-type="string" calcext:value-type="string">
            <text:p>8.700%</text:p>
          </table:table-cell>
          <table:table-cell table:formula="of:=[.D18]/[.F18]" office:value-type="percentage" office:value="87.3589743589744" calcext:value-type="percentage">
            <text:p>8735,90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2.5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92" calcext:value-type="float">
            <text:p>92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9.400%</text:p>
          </table:table-cell>
          <table:table-cell table:formula="of:=[.D19]/[.F19]" office:value-type="percentage" office:value="94.6388888888889" calcext:value-type="percentage">
            <text:p>9463,89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2.0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90" calcext:value-type="float">
            <text:p>9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13.600%</text:p>
          </table:table-cell>
          <table:table-cell table:formula="of:=[.D20]/[.F20]" office:value-type="percentage" office:value="136.28" calcext:value-type="percentage">
            <text:p>13628,00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1.5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172" calcext:value-type="float">
            <text:p>172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11.700%</text:p>
          </table:table-cell>
          <table:table-cell table:formula="of:=[.D21]/[.F21]" office:value-type="percentage" office:value="117.48275862069" calcext:value-type="percentage">
            <text:p>11748,28%</text:p>
          </table:table-cell>
          <table:table-cell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1.0</text:p>
          </table:table-cell>
          <table:table-cell office:value-type="float" office:value="69991" calcext:value-type="float">
            <text:p>69991</text:p>
          </table:table-cell>
          <table:table-cell office:value-type="float" office:value="68140000" calcext:value-type="float">
            <text:p>68140000</text:p>
          </table:table-cell>
          <table:table-cell office:value-type="float" office:value="2080" calcext:value-type="float">
            <text:p>2080</text:p>
          </table:table-cell>
          <table:table-cell office:value-type="float" office:value="1720000" calcext:value-type="float">
            <text:p>1720000</text:p>
          </table:table-cell>
          <table:table-cell office:value-type="string" calcext:value-type="string">
            <text:p>3.900%</text:p>
          </table:table-cell>
          <table:table-cell table:formula="of:=[.D22]/[.F22]" office:value-type="percentage" office:value="39.6162790697674" calcext:value-type="percentage">
            <text:p>3961,63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USA-road-d.FLA.gr</text:p>
          </table:table-cell>
          <table:table-cell office:value-type="string" calcext:value-type="string">
            <text:p>4.0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808" calcext:value-type="float">
            <text:p>808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20.300%</text:p>
          </table:table-cell>
          <table:table-cell table:formula="of:=[.D23]/[.F23]" office:value-type="percentage" office:value="203.177142857143" calcext:value-type="percentage">
            <text:p>20317,71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3.5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840" calcext:value-type="float">
            <text:p>840</text:p>
          </table:table-cell>
          <table:table-cell office:value-type="float" office:value="2820000" calcext:value-type="float">
            <text:p>2820000</text:p>
          </table:table-cell>
          <table:table-cell office:value-type="string" calcext:value-type="string">
            <text:p>25.200%</text:p>
          </table:table-cell>
          <table:table-cell table:formula="of:=[.D24]/[.F24]" office:value-type="percentage" office:value="252.170212765957" calcext:value-type="percentage">
            <text:p>25217,02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3.0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913" calcext:value-type="float">
            <text:p>913</text:p>
          </table:table-cell>
          <table:table-cell office:value-type="float" office:value="2460000" calcext:value-type="float">
            <text:p>2460000</text:p>
          </table:table-cell>
          <table:table-cell office:value-type="string" calcext:value-type="string">
            <text:p>28.900%</text:p>
          </table:table-cell>
          <table:table-cell table:formula="of:=[.D25]/[.F25]" office:value-type="percentage" office:value="289.073170731707" calcext:value-type="percentage">
            <text:p>28907,32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2.5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596" calcext:value-type="float">
            <text:p>596</text:p>
          </table:table-cell>
          <table:table-cell office:value-type="float" office:value="2220000" calcext:value-type="float">
            <text:p>2220000</text:p>
          </table:table-cell>
          <table:table-cell office:value-type="string" calcext:value-type="string">
            <text:p>32.000%</text:p>
          </table:table-cell>
          <table:table-cell table:formula="of:=[.D26]/[.F26]" office:value-type="percentage" office:value="320.324324324324" calcext:value-type="percentage">
            <text:p>32032,43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2.0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524" calcext:value-type="float">
            <text:p>524</text:p>
          </table:table-cell>
          <table:table-cell office:value-type="float" office:value="1940000" calcext:value-type="float">
            <text:p>1940000</text:p>
          </table:table-cell>
          <table:table-cell office:value-type="string" calcext:value-type="string">
            <text:p>36.600%</text:p>
          </table:table-cell>
          <table:table-cell table:formula="of:=[.D27]/[.F27]" office:value-type="percentage" office:value="366.556701030928" calcext:value-type="percentage">
            <text:p>36655,67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1.5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687" calcext:value-type="float">
            <text:p>687</text:p>
          </table:table-cell>
          <table:table-cell office:value-type="float" office:value="2060000" calcext:value-type="float">
            <text:p>2060000</text:p>
          </table:table-cell>
          <table:table-cell office:value-type="string" calcext:value-type="string">
            <text:p>34.500%</text:p>
          </table:table-cell>
          <table:table-cell table:formula="of:=[.D28]/[.F28]" office:value-type="percentage" office:value="345.203883495146" calcext:value-type="percentage">
            <text:p>34520,39%</text:p>
          </table:table-cell>
          <table:table-cell/>
        </table:table-row>
        <table:table-row table:style-name="ro1">
          <table:covered-table-cell office:value-type="string" calcext:value-type="string">
            <text:p>USA-road-d.FLA.gr</text:p>
          </table:covered-table-cell>
          <table:table-cell office:value-type="string" calcext:value-type="string">
            <text:p>1.0</text:p>
          </table:table-cell>
          <table:table-cell office:value-type="float" office:value="255312" calcext:value-type="float">
            <text:p>255312</text:p>
          </table:table-cell>
          <table:table-cell office:value-type="float" office:value="711120000" calcext:value-type="float">
            <text:p>711120000</text:p>
          </table:table-cell>
          <table:table-cell office:value-type="float" office:value="18909" calcext:value-type="float">
            <text:p>18909</text:p>
          </table:table-cell>
          <table:table-cell office:value-type="float" office:value="14360000" calcext:value-type="float">
            <text:p>14360000</text:p>
          </table:table-cell>
          <table:table-cell office:value-type="string" calcext:value-type="string">
            <text:p>4.900%</text:p>
          </table:table-cell>
          <table:table-cell table:formula="of:=[.D29]/[.F29]" office:value-type="percentage" office:value="49.5208913649025" calcext:value-type="percentage">
            <text:p>4952,09%</text:p>
          </table:table-cell>
          <table:table-cell/>
        </table:table-row>
      </table:table>
      <table:named-expressions/>
      <table:database-ranges>
        <table:database-range table:name="__Anonymous_Sheet_DB__0" table:target-range-address="'ResultadosARA(oficial)'.A2:'ResultadosARA(oficial)'.I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20:31:42.778363381</dc:date>
    <meta:editing-duration>PT8M47S</meta:editing-duration>
    <meta:editing-cycles>3</meta:editing-cycles>
    <meta:generator>LibreOffice/5.1.6.2$Linux_X86_64 LibreOffice_project/10m0$Build-2</meta:generator>
    <meta:document-statistic meta:table-count="1" meta:cell-count="231" meta:object-count="0"/>
  </office:meta>
</office:document-meta>
</file>